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0deb" officeooo:paragraph-rsid="00180deb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1c68fe" officeooo:paragraph-rsid="001fe339"/>
    </style:style>
    <style:style style:name="P3" style:family="paragraph" style:parent-style-name="Standard">
      <style:text-properties fo:font-weight="bold" officeooo:rsid="001c68fe" officeooo:paragraph-rsid="001c68fe" style:font-weight-asian="bold" style:font-weight-complex="bold"/>
    </style:style>
    <style:style style:name="P4" style:family="paragraph" style:parent-style-name="Standard">
      <style:text-properties fo:font-weight="bold" officeooo:rsid="001e2a58" officeooo:paragraph-rsid="001e2a5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68fe" officeooo:paragraph-rsid="001c68f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c68fe" officeooo:paragraph-rsid="001c68fe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c68fe" officeooo:paragraph-rsid="001c68fe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c68fe" officeooo:paragraph-rsid="001fae67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c68fe" officeooo:paragraph-rsid="001fae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c68fe" officeooo:paragraph-rsid="001fae6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c68fe" officeooo:paragraph-rsid="001fe339" style:font-weight-asian="normal" style:font-weight-complex="normal"/>
    </style:style>
    <style:style style:name="P12" style:family="paragraph" style:parent-style-name="Standard">
      <style:text-properties officeooo:rsid="0018c978" officeooo:paragraph-rsid="0018c978"/>
    </style:style>
    <style:style style:name="P13" style:family="paragraph" style:parent-style-name="Standard">
      <style:text-properties officeooo:rsid="0018c978" officeooo:paragraph-rsid="001c68fe"/>
    </style:style>
    <style:style style:name="P14" style:family="paragraph" style:parent-style-name="Standard">
      <style:paragraph-properties fo:text-align="start" style:justify-single-word="false"/>
      <style:text-properties officeooo:paragraph-rsid="001fe339"/>
    </style:style>
    <style:style style:name="P15" style:family="paragraph" style:parent-style-name="Standard">
      <style:text-properties officeooo:rsid="001e2a58" officeooo:paragraph-rsid="001e2a58"/>
    </style:style>
    <style:style style:name="P1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bold" officeooo:rsid="001c68fe" officeooo:paragraph-rsid="001c68fe" style:font-weight-asian="bold" style:font-weight-complex="bold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8c978" officeooo:paragraph-rsid="0018c9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e339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c68fe" style:font-weight-asian="normal" style:font-weight-complex="normal"/>
    </style:style>
    <style:style style:name="T7" style:family="text">
      <style:text-properties style:text-underline-style="none" fo:font-weight="normal" officeooo:rsid="001fae67" style:font-weight-asian="normal" style:font-weight-complex="normal"/>
    </style:style>
    <style:style style:name="T8" style:family="text">
      <style:text-properties style:text-underline-style="none" fo:font-weight="normal" officeooo:rsid="001fe339" style:font-weight-asian="normal" style:font-weight-complex="normal"/>
    </style:style>
    <style:style style:name="T9" style:family="text">
      <style:text-properties officeooo:rsid="001e2a58"/>
    </style:style>
    <style:style style:name="T10" style:family="text">
      <style:text-properties officeooo:rsid="001fae67"/>
    </style:style>
    <style:style style:name="T11" style:family="text">
      <style:text-properties officeooo:rsid="001fe3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eliminary research into the australian skydive e-commerce industry</text:p>
      <text:p text:style-name="P5"/>
      <text:p text:style-name="P5"/>
      <text:p text:style-name="P6">Total number of online australian skydive equipment marketplace web apps / e-commerce stores:</text:p>
      <text:p text:style-name="P6"/>
      <text:list xml:id="list386803076" text:style-name="L2">
        <text:list-item>
          <text:p text:style-name="P7"><text:span text:style-name="T9">Mee loft (brisbane): </text:span><text:a xlink:type="simple" xlink:href="https://www.meeloft.com.au/" text:style-name="Internet_20_link" text:visited-style-name="Visited_20_Internet_20_Link">https://www.meeloft.com.au/</text:a></text:p>
        </text:list-item>
        <text:list-item>
          <text:p text:style-name="P7"><text:span text:style-name="T9">Downward Trend (brisbane): </text:span><text:a xlink:type="simple" xlink:href="https://www.downwardtrend.com.au/" text:style-name="Internet_20_link" text:visited-style-name="Visited_20_Internet_20_Link">https://www.downwardtrend.com.au</text:a></text:p>
        </text:list-item>
        <text:list-item>
          <text:p text:style-name="P7"><text:span text:style-name="T9">Terminal Sports (NSW): </text:span><text:a xlink:type="simple" xlink:href="https://terminalsports.com.au/" text:style-name="Internet_20_link" text:visited-style-name="Visited_20_Internet_20_Link">https://terminalsports.com.au</text:a></text:p>
        </text:list-item>
        <text:list-item>
          <text:p text:style-name="P7"><text:span text:style-name="T9">Total Control (PERTH): </text:span><text:a xlink:type="simple" xlink:href="http://totalcontrol.com.au/" text:style-name="Internet_20_link" text:visited-style-name="Visited_20_Internet_20_Link">http://totalcontrol.com.au/</text:a></text:p>
        </text:list-item>
        <text:list-item>
          <text:p text:style-name="P7">Skydiving Gear 4 Sale (New &amp; Used) AUSTRALI<text:span text:style-name="T10">A (FACEBOOK):</text:span> <text:a xlink:type="simple" xlink:href="https://www.facebook.com/groups/441658092552924/?ref=group_header" text:style-name="Internet_20_link" text:visited-style-name="Visited_20_Internet_20_Link">https://www.facebook.com/groups/441658092552924/?ref=group_header</text:a> </text:p>
        </text:list-item>
        <text:list-item>
          <text:p text:style-name="P7"><text:span text:style-name="T10">Parachutes Australia (NSW): </text:span><text:a xlink:type="simple" xlink:href="https://www.parachutesaustralia.com/" text:style-name="Internet_20_link" text:visited-style-name="Visited_20_Internet_20_Link">https://www.parachutesaustralia.com</text:a></text:p>
        </text:list-item>
        <text:list-item>
          <text:p text:style-name="P7"><text:span text:style-name="T10">Skysports (ACT) (No listing upload ability for user): </text:span><text:a xlink:type="simple" xlink:href="http://www.skysports.com.au/" text:style-name="Internet_20_link" text:visited-style-name="Visited_20_Internet_20_Link">http://www.skysports.com.au</text:a> </text:p>
        </text:list-item>
        <text:list-item>
          <text:p text:style-name="P8"><text:span text:style-name="T10">Skydive Magazine Australia (allows listing uploads but poor ux and no pictures): </text:span><text:a xlink:type="simple" xlink:href="http://www.skydiver.com.au/" text:style-name="Internet_20_link" text:visited-style-name="Visited_20_Internet_20_Link">http://www.skydiver.com.au</text:a></text:p>
        </text:list-item>
      </text:list>
      <text:p text:style-name="P6"/>
      <text:p text:style-name="P6">Total = <text:s/><text:span text:style-name="T3">8 </text:span></text:p>
      <text:p text:style-name="P16"/>
      <text:p text:style-name="P6"/>
      <text:p text:style-name="P6"/>
      <text:p text:style-name="P6">Total number of these stores (listed above) that sell <text:span text:style-name="T9">PRE-OWNED</text:span> skydiving gear:</text:p>
      <text:p text:style-name="P6"/>
      <text:list xml:id="list1818874884" text:style-name="L3">
        <text:list-item>
          <text:p text:style-name="P9"><text:span text:style-name="T9">Mee loft (brisbane) (No listing upload ability for user): </text:span><text:a xlink:type="simple" xlink:href="https://www.meeloft.com.au/" text:style-name="Internet_20_link" text:visited-style-name="Visited_20_Internet_20_Link">https://www.meeloft.com.au/</text:a></text:p>
        </text:list-item>
        <text:list-item>
          <text:p text:style-name="P9"><text:span text:style-name="T9">Total Control (PERTH) (No listing upload ability for user): </text:span><text:a xlink:type="simple" xlink:href="http://totalcontrol.com.au/" text:style-name="Internet_20_link" text:visited-style-name="Visited_20_Internet_20_Link">http://totalcontrol.com.au/</text:a></text:p>
        </text:list-item>
        <text:list-item>
          <text:p text:style-name="P9">Skydiving Gear 4 Sale (New &amp; Used) AUSTRALI<text:span text:style-name="T10">A (FACEBOOK) (has user listing upload ability):</text:span> <text:a xlink:type="simple" xlink:href="https://www.facebook.com/groups/441658092552924/?ref=group_header" text:style-name="Internet_20_link" text:visited-style-name="Visited_20_Internet_20_Link">https://www.facebook.com/groups/441658092552924/?ref=group_header</text:a> </text:p>
        </text:list-item>
        <text:list-item>
          <text:p text:style-name="P9"><text:span text:style-name="T10">Skysports (ACT) (No listing upload ability for user): </text:span><text:a xlink:type="simple" xlink:href="http://www.skysports.com.au/" text:style-name="Internet_20_link" text:visited-style-name="Visited_20_Internet_20_Link">http://www.skysports.com.au</text:a> </text:p>
        </text:list-item>
        <text:list-item>
          <text:p text:style-name="P9"><text:span text:style-name="T10">Skydive Magazine Australia (allows listing uploads but poor ux and no pictures): </text:span><text:a xlink:type="simple" xlink:href="http://www.skydiver.com.au/" text:style-name="Internet_20_link" text:visited-style-name="Visited_20_Internet_20_Link">http://www.skydiver.com.au</text:a></text:p>
        </text:list-item>
      </text:list>
      <text:p text:style-name="P10"/>
      <text:p text:style-name="P6"/>
      <text:p text:style-name="P6">Total = <text:span text:style-name="T3">5</text:span></text:p>
      <text:p text:style-name="P17"/>
      <text:p text:style-name="P12"/>
      <text:p text:style-name="P12"/>
      <text:p text:style-name="P4">Total number of these australian skydive equipment e-commerce stores that actually allow users to upload their own listings like a marketplace application such as ebay:</text:p>
      <text:p text:style-name="P15"/>
      <text:p text:style-name="P15"><text:span text:style-name="T1">Total =</text:span> <text:span text:style-name="T11">2</text:span></text:p>
      <text:list xml:id="list190548874197262" text:continue-numbering="true" text:style-name="L3">
        <text:list-header>
          <text:p text:style-name="P2"><text:span text:style-name="T7"/></text:p>
        </text:list-header>
      </text:list>
      <text:p text:style-name="P14"><text:span text:style-name="T8">1. </text:span><text:span text:style-name="T7">Skydive Magazine Australia (allows listing uploads but poor ux and no pictures): </text:span><text:a xlink:type="simple" xlink:href="http://www.skydiver.com.au/" text:style-name="Internet_20_link" text:visited-style-name="Visited_20_Internet_20_Link"><text:span text:style-name="T6">http://www.skydiver.com.au</text:span></text:a></text:p>
      <text:p text:style-name="P15"/>
      <text:p text:style-name="P11"><text:span text:style-name="T11">2. </text:span>Skydiving Gear 4 Sale (New &amp; Used) AUSTRALI<text:span text:style-name="T10">A (FACEBOOK) (has user listing upload ability):</text:span> <text:a xlink:type="simple" xlink:href="https://www.facebook.com/groups/441658092552924/?ref=group_header" text:style-name="Internet_20_link" text:visited-style-name="Visited_20_Internet_20_Link">https://www.facebook.com/groups/441658092552924/?ref=group_header</text:a> </text:p>
      <text:p text:style-name="P17"/>
      <text:p text:style-name="P12"/>
      <text:p text:style-name="P12"/>
      <text:p text:style-name="P3">Total number of new &amp;/<text:span text:style-name="T9">or</text:span> used<text:span text:style-name="T4"> </text:span>skydive equipment marketplace <text:span text:style-name="T4">mobile</text:span> apps:</text:p>
      <text:p text:style-name="P13"/>
      <text:p text:style-name="P6">Total = <text:span text:style-name="T11">0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44:26.978587436</meta:creation-date>
    <dc:date>2019-10-26T19:05:48.478835605</dc:date>
    <meta:editing-duration>PT1H53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233" meta:character-count="1916" meta:non-whitespace-character-count="1713"/>
  </office:meta>
</office:document-meta>
</file>